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modern" style:font-pitch="fixed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Star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margin-left="0.4923in">
        <style:tab-stops/>
      </style:paragraph-properties>
    </style:style>
    <style:style style:name="P3" style:parent-style-name="Standard" style:family="paragraph">
      <style:paragraph-properties fo:margin-left="0.4923in">
        <style:tab-stops/>
      </style:paragraph-properties>
    </style:style>
    <style:style style:name="P4" style:parent-style-name="Standard" style:family="paragraph">
      <style:paragraph-properties fo:margin-left="0.4923in">
        <style:tab-stops/>
      </style:paragraph-properties>
    </style:style>
    <style:style style:name="P5" style:parent-style-name="Standard" style:family="paragraph">
      <style:paragraph-properties fo:margin-left="0.4923in">
        <style:tab-stops/>
      </style:paragraph-properties>
    </style:style>
    <style:style style:name="P6" style:parent-style-name="Standard" style:family="paragraph">
      <style:paragraph-properties fo:margin-left="0.4923in">
        <style:tab-stops/>
      </style:paragraph-properties>
    </style:style>
    <style:style style:name="P7" style:parent-style-name="Standard" style:family="paragraph">
      <style:paragraph-properties fo:margin-left="0.4923in">
        <style:tab-stops/>
      </style:paragraph-properties>
    </style:style>
    <style:style style:name="T8" style:parent-style-name="Kappaleenoletusfontti" style:family="text">
      <style:text-properties fo:language="sv" fo:country="FI"/>
    </style:style>
    <style:style style:name="T9" style:parent-style-name="Kappaleenoletusfontti" style:family="text">
      <style:text-properties fo:language="sv" fo:country="FI"/>
    </style:style>
    <style:style style:name="P10" style:parent-style-name="PreformattedText" style:family="paragraph">
      <style:text-properties fo:language="sv" fo:country="FI"/>
    </style:style>
    <style:style style:name="P11" style:parent-style-name="PreformattedText" style:family="paragraph">
      <style:text-properties fo:language="sv" fo:country="FI"/>
    </style:style>
    <style:style style:name="P12" style:parent-style-name="PreformattedText" style:family="paragraph">
      <style:paragraph-properties fo:margin-bottom="0.1965in" fo:margin-left="0.4923in">
        <style:tab-stops/>
      </style:paragraph-properties>
      <style:text-properties fo:language="sv" fo:country="FI"/>
    </style:style>
    <style:style style:name="P13" style:parent-style-name="Standard" style:family="paragraph">
      <style:paragraph-properties fo:margin-left="0.4923in">
        <style:tab-stops/>
      </style:paragraph-properties>
    </style:style>
    <style:style style:name="P14" style:parent-style-name="Standard" style:family="paragraph">
      <style:paragraph-properties fo:margin-left="0.4923in">
        <style:tab-stops/>
      </style:paragraph-properties>
    </style:style>
    <style:style style:name="P15" style:parent-style-name="Standard" style:family="paragraph">
      <style:paragraph-properties fo:margin-left="0.4923in">
        <style:tab-stops/>
      </style:paragraph-properties>
    </style:style>
    <style:style style:name="P16" style:parent-style-name="Standard" style:family="paragraph">
      <style:paragraph-properties fo:margin-left="0.4923in">
        <style:tab-stops/>
      </style:paragraph-properties>
    </style:style>
    <style:style style:name="P17" style:parent-style-name="Standard" style:family="paragraph">
      <style:paragraph-properties fo:margin-left="0.4923in">
        <style:tab-stops/>
      </style:paragraph-properties>
    </style:style>
    <style:style style:name="P18" style:parent-style-name="Standard" style:family="paragraph">
      <style:paragraph-properties fo:margin-left="0.4923in">
        <style:tab-stops/>
      </style:paragraph-properties>
    </style:style>
    <style:style style:name="T19" style:parent-style-name="Kappaleenoletusfontti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TIETORAKENTEIDEN HARJOITUSTYÖ, KESÄ 2012</text:p>
      <text:p text:style-name="Standard"/>
      <text:p text:style-name="Standard">MÄÄRITTELYDOKUMENTTI</text:p>
      <text:p text:style-name="Standard"/>
      <text:p text:style-name="Standard">Ohjaaja:<text:tab/><text:tab/>Kristiina Paloheimo</text:p>
      <text:p text:style-name="Standard">Ryhmä:<text:tab/><text:tab/>2, ajanjakso 14.5. - 15.6.2012</text:p>
      <text:p text:style-name="Standard">Tekijä:<text:tab/><text:tab/><text:tab/>Hannu Niittymaa</text:p>
      <text:p text:style-name="Standard">Opiskelijanumero:<text:tab/>012514364</text:p>
      <text:p text:style-name="Standard"/>
      <text:p text:style-name="Standard">Aihe</text:p>
      <text:p text:style-name="Standard"/>
      <text:p text:style-name="P2">Reitinetsintä verkossa: Dijkstran algoritmi</text:p>
      <text:p text:style-name="Standard"/>
      <text:p text:style-name="Standard">Ongelma ja toteutus</text:p>
      <text:p text:style-name="Standard"/>
      <text:p text:style-name="P3">Ohjelma laskee Dijkstran algoritmin mukaisesti kustannuksiltaan lyhyimmät polut tietystä suunnatun verkon solmusta erikseen kaikkiin muihin solmuihin. <text:s/>Ohjelma tulostaa kaikki lyhimmät<text:s/>polut ja myös niiden kokonaiskustannukset. Ohjelma tunnistaa myös saavuttamattomat solmut, joihin ei ole polkua lähtösolmusta.</text:p>
      <text:p text:style-name="P4"/>
      <text:p text:style-name="P5">Syötteenä<text:s/>tekstimuotoisessa tiedostossa saatu<text:s/>suunnatun verkon kuvaus talletaan vierusmatriisiin. Varsinaisen Dijkstran algoritmin ohjelma toteuttaa<text:s/>tavoitellun aikavaatimuksen takia<text:s/>binäärikeon<text:s/>(minimikeko)<text:s/>avulla.<text:s/>Tulostuksessa hyödynnetään pinorakennetta.</text:p>
      <text:p text:style-name="Standard"/>
      <text:p text:style-name="Standard">Syötteet</text:p>
      <text:p text:style-name="P6"/>
      <text:p text:style-name="P7">Ohjelma saa suunnatun verkon esityksen ja lähtösolmun tekstitiedostona, jossa<text:s/>kerrotaan solmujen lukumäärä, aloitussolmu ja solmujen väliset kaaret.<text:s/>Solmujen numerointi alkaa ykkösestä eteenpäin. Kaarien kustannusten tulee olla epänegatiiviset.<text:s/></text:p>
      <text:p text:style-name="Standard"/>
      <text:p text:style-name="Standard"><text:tab/>Syötetiedoston syntaksi:</text:p>
      <text:p text:style-name="PreformattedText"><text:tab/>solmujen_lukumaara=&lt;INTEGER solmujen_kokonaismäärä&gt;</text:p>
      <text:p text:style-name="PreformattedText"><text:tab/><text:span text:style-name="T8">aloitus_solmu=</text:span><text:span text:style-name="T9">&lt;INTEGER dijkstrasolmu&gt;</text:span></text:p>
      <text:p text:style-name="P10"><text:tab/>kaari=&lt;INTEGER lähtösolmu&gt;,&lt;INTEGER maalisolmu&gt;,&lt;INTEGER kustannus&gt;</text:p>
      <text:p text:style-name="P11"><text:tab/>kaari=&lt;INTEGER lähtösolmu&gt;,&lt;INTEGER maalisolmu&gt;,&lt;INTEGER kustannus&gt;</text:p>
      <text:p text:style-name="P12">...</text:p>
      <text:p text:style-name="Standard">Aika ja tilavaativuudet</text:p>
      <text:p text:style-name="Standard"><text:tab/></text:p>
      <text:p text:style-name="P13">Aikavaatimustavoite on O((|V| + |E|) log|V|), jossa E on<text:s/>verkon kaarten joukko ja V on verkon solmujen joukko.</text:p>
      <text:p text:style-name="P14"/>
      <text:p text:style-name="P15">Tilavaatimustavoite on O(|V|).</text:p>
      <text:p text:style-name="Standard"/>
      <text:p text:style-name="Standard">Lähteet</text:p>
      <text:p text:style-name="Standard"/>
      <text:p text:style-name="P16"><text:a xlink:href="http://www.cs.helsinki.fi" office:target-frame-name="_top" xlink:show="replace"><text:span text:style-name="Hyperlinkki">www.cs.helsinki.fi</text:span></text:a><text:s/>(2012). Tietorakenteet – kurssin<text:s/>luentomateriaali. Haettu internetistä 24.5.2012:<text:s/><text:a xlink:href="http://www.cs.helsinki.fi/u/floreen/tira2012/tira.pdf" office:target-frame-name="_top" xlink:show="replace"><text:span text:style-name="Hyperlinkki">http://www.cs.helsinki.fi/u/floreen/tira2012/tira.pdf</text:span></text:a></text:p>
      <text:p text:style-name="P17"/>
      <text:p text:style-name="P18">Berkeleyn yliopiston kurssin<text:s/><text:span text:style-name="T19">CS 170 Efficient Algorithms and Intractable Problems</text:span><text:s/><text:a xlink:href="http://www.cs.helsinki.fi/u/ejunttil/opetus/tiraharjoitus/dijkstra.pdf" office:target-frame-name="_top" xlink:show="replace"><text:span text:style-name="Hyperlinkki">pdf-tiedosto Dijkstran algoritmista</text:span></text:a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modern" style:font-pitch="fixed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i" fo:country="FI" style:language-asian="zh" style:country-asian="CN" style:language-complex="hi" style:country-complex="IN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uettelo" style:display-name="Luettelo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complex="DejaVu Sans Mono" fo:font-size="10pt" style:font-size-asian="10pt" style:font-size-complex="10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ki" style:display-name="Hyperlinkki" style:family="text" style:parent-style-name="Kappaleenoletusfontti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Star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annu-Pekka Niittymaa</meta:initial-creator>
    <dc:creator>Hannu Niittymaa</dc:creator>
    <meta:creation-date>2012-05-21T12:54:00Z</meta:creation-date>
    <dc:date>2012-05-24T18:37:00Z</dc:date>
    <meta:template xlink:href="Normal" xlink:type="simple"/>
    <meta:editing-cycles>6</meta:editing-cycles>
    <meta:editing-duration>PT6780S</meta:editing-duration>
    <meta:document-statistic meta:page-count="1" meta:paragraph-count="3" meta:word-count="220" meta:character-count="2000" meta:row-count="14" meta:non-whitespace-character-count="1783"/>
  </office:meta>
</office:document-meta>
</file>